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officeooo:rsid="000d0708" officeooo:paragraph-rsid="00178443"/>
    </style:style>
    <style:style style:name="P2" style:family="paragraph" style:parent-style-name="Standard">
      <style:paragraph-properties fo:line-height="150%"/>
      <style:text-properties officeooo:rsid="000d0708" officeooo:paragraph-rsid="000d0708"/>
    </style:style>
    <style:style style:name="P3" style:family="paragraph" style:parent-style-name="Standard">
      <style:paragraph-properties fo:line-height="150%"/>
      <style:text-properties fo:font-weight="bold" officeooo:rsid="00178443" officeooo:paragraph-rsid="00178443" style:font-weight-asian="bold" style:font-weight-complex="bold"/>
    </style:style>
    <style:style style:name="P4" style:family="paragraph" style:parent-style-name="Standard">
      <style:paragraph-properties fo:line-height="150%" fo:text-align="justify" style:justify-single-word="false"/>
      <style:text-properties fo:font-weight="bold" officeooo:rsid="00178443" officeooo:paragraph-rsid="00178443" style:font-weight-asian="bold" style:font-weight-complex="bold"/>
    </style:style>
    <style:style style:name="P5" style:family="paragraph" style:parent-style-name="Standard">
      <style:paragraph-properties fo:line-height="150%" fo:text-align="justify" style:justify-single-word="false"/>
      <style:text-properties fo:font-weight="bold" officeooo:rsid="001a9d90" officeooo:paragraph-rsid="001a9d90" style:font-weight-asian="bold" style:font-weight-complex="bold"/>
    </style:style>
    <style:style style:name="P6" style:family="paragraph" style:parent-style-name="Standard">
      <style:paragraph-properties fo:line-height="150%" fo:text-align="justify" style:justify-single-word="false"/>
      <style:text-properties officeooo:rsid="000eef38" officeooo:paragraph-rsid="00178443"/>
    </style:style>
    <style:style style:name="T1" style:family="text">
      <style:text-properties officeooo:rsid="00107e3d"/>
    </style:style>
    <style:style style:name="T2" style:family="text">
      <style:text-properties officeooo:rsid="00149fb1"/>
    </style:style>
    <style:style style:name="T3" style:family="text">
      <style:text-properties officeooo:rsid="0015be4e"/>
    </style:style>
    <style:style style:name="T4" style:family="text">
      <style:text-properties officeooo:rsid="00178443"/>
    </style:style>
    <style:style style:name="T5" style:family="text">
      <style:text-properties fo:font-style="italic" officeooo:rsid="00178443"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78443" style:font-style-asian="normal" style:font-style-complex="normal"/>
    </style:style>
    <style:style style:name="T8" style:family="text">
      <style:text-properties fo:font-style="normal" officeooo:rsid="0018c0b1" style:font-style-asian="normal" style:font-style-complex="normal"/>
    </style:style>
    <style:style style:name="T9" style:family="text">
      <style:text-properties fo:font-style="normal" officeooo:rsid="001baddd" style:font-style-asian="normal" style:font-style-complex="normal"/>
    </style:style>
    <style:style style:name="T10" style:family="text">
      <style:text-properties fo:font-style="normal" officeooo:rsid="001ca303" style:font-style-asian="normal" style:font-style-complex="normal"/>
    </style:style>
    <style:style style:name="T11" style:family="text">
      <style:text-properties fo:font-style="normal" fo:font-weight="normal" officeooo:rsid="001ca303" style:font-style-asian="normal" style:font-weight-asian="normal" style:font-style-complex="normal" style:font-weight-complex="normal"/>
    </style:style>
    <style:style style:name="T12" style:family="text">
      <style:text-properties fo:font-style="normal" fo:font-weight="normal" officeooo:rsid="001d3295" style:font-style-asian="normal" style:font-weight-asian="normal" style:font-style-complex="normal" style:font-weight-complex="normal"/>
    </style:style>
    <style:style style:name="T13" style:family="text">
      <style:text-properties fo:font-style="normal" fo:font-weight="normal" officeooo:rsid="001e125f" style:font-style-asian="normal" style:font-weight-asian="normal" style:font-style-complex="normal" style:font-weight-complex="normal"/>
    </style:style>
    <style:style style:name="T14" style:family="text">
      <style:text-properties fo:font-style="normal" fo:font-weight="normal" officeooo:rsid="001eb0c7" style:font-style-asian="normal" style:font-weight-asian="normal" style:font-style-complex="normal" style:font-weight-complex="normal"/>
    </style:style>
    <style:style style:name="T15" style:family="text">
      <style:text-properties officeooo:rsid="001a9d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rDes Design Considerations <text:span text:style-name="T4">and </text:span>IC Design Automation – <text:span text:style-name="T4">Advanced Computer Systems Report </text:span>– <text:span text:style-name="T4">Dan Fiumara</text:span></text:p>
      <text:p text:style-name="P2"/>
      <text:p text:style-name="P3">Background</text:p>
      <text:p text:style-name="P2"/>
      <text:p text:style-name="P6"><text:tab/>A <text:span text:style-name="T1">major</text:span> topic of discussion throughout this course has been the importance of data transfer bandwidth on the overall performance of computing systems. We discovered through homework assignments and lectures that our latest processors can perform more operations per second than the rest of our system can stage and handle post execution. <text:span text:style-name="T2">Data transfer rates are the main bottleneck faced by high performance computing systems. In particular, there </text:span><text:span text:style-name="T4">has been</text:span><text:span text:style-name="T2"> increased focus on improving data transfer speeds from chip to chip. As AI/ML workloads become increasingly titanic, vast compute pools need to be able to share data at extremely high speed</text:span><text:span text:style-name="T15">s</text:span><text:span text:style-name="T2">. As warehouses become filled with thousands and thousands of GPU’s ready to train the next large language model, there becomes increasing need for high speed inter-die communication. As a result, we see solutions like NVIDIA’s NVLink being touted as the fastest multi-chip link ever manufactured. </text:span></text:p>
      <text:p text:style-name="P6"/>
      <text:p text:style-name="P4">The SerDes</text:p>
      <text:p text:style-name="P6"><text:span text:style-name="T2"><text:tab/>One important type of inter-die </text:span><text:span text:style-name="T3">link is the serializer/deserializer or SerDes. </text:span><text:span text:style-name="T4">In almost all cases, computer systems need to transport data that is encoded across many bits of digital information. The most natural choice for a communication channel thus is a parallel data bus with </text:span><text:span text:style-name="T5">n</text:span><text:span text:style-name="T7"> data lines to transfer </text:span><text:span text:style-name="T5">n</text:span><text:span text:style-name="T7"> bits. This configuration allows for high speed data transfer with low </text:span><text:span text:style-name="T9">design </text:span><text:span text:style-name="T7">complexity. These benefits come at a cost, however. </text:span><text:span text:style-name="T8">The size of integrated circuit I/O has not decreased at the same rate as transistors. This means that our I/O interfaces are much more expensive than our </text:span><text:span text:style-name="T10">transistor level</text:span><text:span text:style-name="T8"> infrastructure. As a result, it is advantageous to utilize serial data communication protocols to reduce the per chip I/O overhead for establishing high speed links. In today’s era, transistors are cheap, meaning if we can dedicate more transistor level infrastructure to achieve similar performance to a more costly parallel data bus, it could become feasible to efficiently connect thousands of chips together to tackle large scale workloads.</text:span></text:p>
      <text:p text:style-name="P6"><text:span text:style-name="T8"/></text:p>
      <text:p text:style-name="P5"><text:span text:style-name="T8">S</text:span><text:span text:style-name="T6">erDes Design</text:span></text:p>
      <text:p text:style-name="P5"><text:span text:style-name="T6"><text:tab/></text:span><text:span text:style-name="T11">Leading </text:span><text:span text:style-name="T12">parallel data buses can achieve extremely high speeds. Since we are concerned with the amount of I/O we spend to achieve these speeds, </text:span><text:span text:style-name="T13">it is useful to describe transfer speed as a function of the length of chip perimeter that was consumed by the I/O of the link. This measurement is called the Shoreline Bandwidth Density and it is measured in Gbps / mm of chip perimeter. </text:span><text:span text:style-name="T14">State of the art serial links in standard packages can achieve a shoreline bandwidth density of nearly 250 Gbps / mm.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2:09:33.368241498</meta:creation-date>
    <dc:date>2024-11-11T20:43:08.894861336</dc:date>
    <meta:editing-duration>P3DT7H21M56S</meta:editing-duration>
    <meta:editing-cycles>13</meta:editing-cycles>
    <meta:generator>LibreOffice/7.3.7.2$Linux_X86_64 LibreOffice_project/30$Build-2</meta:generator>
    <meta:document-statistic meta:table-count="0" meta:image-count="0" meta:object-count="0" meta:page-count="1" meta:paragraph-count="7" meta:word-count="420" meta:character-count="2635" meta:non-whitespace-character-count="2215"/>
  </office:meta>
</office:document-meta>
</file>